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fo:color="#0000ff" style:font-name="Calibri" fo:font-size="14pt" style:font-size-asian="14pt" style:font-size-complex="14pt"/>
    </style:style>
    <style:style style:name="T4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37231421" text:style-name="L1">
        <text:list-item>
          <text:p text:style-name="P3"><text:span text:style-name="T1">Screen [name: </text:span><text:span text:style-name="T3"><text:s/>Property Information</text:span><text:span text:style-name="T1">] [order:B][access: (help-desk)(nrn-editor)(nrn-editor-proxy)(nrn-reviewer)(nrn-manager)(nrn-approver)(er-editor)(er-reviewer)(er-editor-proxy)(er-approver)(er-manager)][width:750px]</text:span></text:p>
          <text:list>
            <text:list-item>
              <text:p text:style-name="P4">Header [text: Banner Image]</text:p>
            </text:list-item>
            <text:list-item>
              <text:p text:style-name="P4">Title [text: Property Information]</text:p>
            </text:list-item>
            <text:list-item>
              <text:p text:style-name="P3"><text:span text:style-name="T1">Description [text: </text:span><text:span text:style-name="T2"><text:s/></text:span><text:span text:style-name="T1">]</text:span></text:p>
              <text:p text:style-name="P4"/>
              <text:list>
                <text:list-item>
                  <text:p text:style-name="P4">Screen [name: Property Information][type:link-to]</text:p>
                </text:list-item>
              </text:list>
            </text:list-item>
            <text:list-item>
              <text:p text:style-name="P4">Delete [type: delete-button][access: registrant]</text:p>
              <text:list>
                <text:list-item>
                  <text:p text:style-name="P4">Screen [name: Confirm Delete][type:overlay]</text:p>
                  <text:list>
                    <text:list-item>
                      <text:p text:style-name="P4">Close[type: close-button]</text:p>
                    </text:list-item>
                    <text:list-item>
                      <text:p text:style-name="P4">Confirm [type: confirm-button][access: registrant]</text:p>
                    </text:list-item>
                    <text:list-item>
                      <text:p text:style-name="P4">Data-Controls [name: Sample-Types]</text:p>
                    </text:list-item>
                  </text:list>
                </text:list-item>
              </text:list>
            </text:list-item>
            <text:list-item>
              <text:p text:style-name="P4">New [type: new-button][access: registrant]</text:p>
              <text:list>
                <text:list-item>
                  <text:p text:style-name="P4">Screen [name: New Registration][type:overlay]</text:p>
                  <text:list>
                    <text:list-item>
                      <text:p text:style-name="P4">Close[type: close-button]</text:p>
                    </text:list-item>
                    <text:list-item>
                      <text:p text:style-name="P4">Save [type: save-button][access: registrant]</text:p>
                    </text:list-item>
                    <text:list-item>
                      <text:p text:style-name="P3"><text:span text:style-name="T1">Data-Controls [name: </text:span><text:span text:style-name="T4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4">Edit [type: edit-button][access: registrant]</text:p>
              <text:list>
                <text:list-item>
                  <text:p text:style-name="P4">Screen [name: Edit Registration][type:overlay]</text:p>
                  <text:list>
                    <text:list-item>
                      <text:p text:style-name="P4">Close [name: Close][type: close-button]</text:p>
                    </text:list-item>
                    <text:list-item>
                      <text:p text:style-name="P4">Save [type: save-button][access: registrant]</text:p>
                    </text:list-item>
                    <text:list-item>
                      <text:p text:style-name="P3"><text:span text:style-name="T1">Data-Controls [name: </text:span><text:span text:style-name="T4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2"/>
      <text:list xml:id="list37237446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2H54M26S</meta:editing-duration>
    <meta:editing-cycles>98</meta:editing-cycles>
    <meta:generator>OpenOffice.org/3.3$Win32 OpenOffice.org_project/330m20$Build-9567</meta:generator>
    <dc:date>2011-12-07T17:11:04.65</dc:date>
    <dc:creator>James Wilfong</dc:creator>
    <meta:document-statistic meta:table-count="0" meta:image-count="0" meta:object-count="0" meta:page-count="1" meta:paragraph-count="23" meta:word-count="103" meta:character-count="1141"/>
    <meta:user-defined meta:name="Info 1"/>
    <meta:user-defined meta:name="Info 2"/>
    <meta:user-defined meta:name="Info 3"/>
    <meta:user-defined meta:name="Info 4"/>
  </office:meta>
</office:document-meta>
</file>